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0.648cm" fo:min-width="2.194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652cm" fo:min-width="4.01cm" loext:decorative="false"/>
      <style:paragraph-properties style:writing-mode="lr-tb"/>
    </style:style>
    <style:style style:name="gr5" style:family="graphic" style:parent-style-name="standard" style:list-style-name="L4">
      <style:graphic-properties draw:textarea-horizontal-align="justify" draw:textarea-vertical-align="middle" draw:auto-grow-height="false" fo:min-height="1.02cm" fo:min-width="4.58cm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703cm" fo:min-width="1.723cm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655cm" fo:min-width="6.485cm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655cm" fo:min-width="4.67cm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655cm" fo:min-width="8.48cm" loext:decorative="false"/>
      <style:paragraph-properties style:writing-mode="lr-tb"/>
    </style:style>
    <style:style style:name="gr10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16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19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20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21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22" style:family="graphic" style:parent-style-name="standard">
      <style:graphic-properties draw:textarea-horizontal-align="justify" draw:textarea-vertical-align="middle" draw:auto-grow-height="false" fo:min-height="0.815cm" fo:min-width="2.194cm" loext:decorative="false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1.348cm" fo:min-width="2.696cm" loext:decorative="false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1.02cm" fo:min-width="2.04cm" loext:decorative="false"/>
      <style:paragraph-properties style:writing-mode="lr-tb"/>
    </style:style>
    <style:style style:name="gr25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26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27" style:family="graphic" style:parent-style-name="standard">
      <style:graphic-properties draw:textarea-horizontal-align="justify" draw:textarea-vertical-align="middle" draw:auto-grow-height="false" fo:min-height="1.02cm" fo:min-width="2.359cm" loext:decorative="false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2.29cm" fo:min-width="4.58cm" loext:decorative="false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1.655cm" fo:min-width="3.31cm" loext:decorative="false"/>
      <style:paragraph-properties style:writing-mode="lr-tb"/>
    </style:style>
    <style:style style:name="gr30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31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32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33" style:family="graphic" style:parent-style-name="objectwithoutfill">
      <style:graphic-properties draw:marker-end="Arrowheads_20_23" draw:marker-end-width="0.3cm" draw:fill="none" draw:textarea-vertical-align="middle" loext:decorative="false"/>
    </style:style>
    <style:style style:name="gr34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35" style:family="graphic" style:parent-style-name="standard">
      <style:graphic-properties draw:textarea-horizontal-align="justify" draw:textarea-vertical-align="middle" draw:auto-grow-height="false" fo:min-height="1.02cm" fo:min-width="3.945cm" loext:decorative="false"/>
      <style:paragraph-properties style:writing-mode="lr-tb"/>
    </style:style>
    <style:style style:name="gr36" style:family="graphic" style:parent-style-name="objectwithoutfill">
      <style:graphic-properties draw:marker-end="Arrowheads_20_25" draw:marker-end-width="0.3cm" draw:fill="none" draw:textarea-vertical-align="middle" loext:decorative="fals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38" style:family="graphic" style:parent-style-name="objectwithoutfill">
      <style:graphic-properties draw:marker-end="Arrowheads_20_26" draw:marker-end-width="0.3cm" draw:fill="none" draw:textarea-vertical-align="middle" loext:decorative="false"/>
    </style:style>
    <style:style style:name="pr1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2" style:family="presentation" style:parent-style-name="Default-outline1">
      <style:graphic-properties fo:min-height="8.88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margin-left="0cm" fo:margin-right="0cm" fo:margin-top="0.353cm" fo:margin-bottom="0cm" fo:line-height="90%" fo:text-align="start" fo:text-indent="0cm" loext:tab-stop-distance="2.54cm">
        <style:tab-stops>
          <style:tab-stop style:position="0cm"/>
        </style:tab-stops>
      </style:paragraph-properties>
    </style:style>
    <style:style style:name="P2" style:family="paragraph">
      <style:paragraph-properties fo:margin-left="0cm" fo:margin-right="0cm" fo:margin-top="0.353cm" fo:margin-bottom="0cm" fo:line-height="90%" fo:text-align="center" fo:text-indent="0cm" loext:tab-stop-distance="2.54cm">
        <style:tab-stops>
          <style:tab-stop style:position="0cm"/>
        </style:tab-stops>
      </style:paragraph-properties>
    </style:style>
    <style:style style:name="P3" style:family="paragraph">
      <style:paragraph-properties fo:margin-left="0cm" fo:margin-right="0cm" fo:margin-top="0.176cm" fo:margin-bottom="0cm" fo:line-height="90%" fo:text-align="start" fo:text-indent="0cm" loext:tab-stop-distance="2.54cm">
        <style:tab-stops>
          <style:tab-stop style:position="0cm"/>
        </style:tab-stops>
      </style:paragraph-properties>
    </style:style>
    <style:style style:name="P4" style:family="paragraph">
      <loext:graphic-properties draw:fill-color="#ffffff"/>
    </style:style>
    <style:style style:name="P5" style:family="paragraph">
      <style:paragraph-properties fo:margin-top="0.5cm" fo:margin-bottom="0cm"/>
    </style:style>
    <style:style style:name="P6" style:family="paragraph">
      <style:paragraph-properties fo:text-align="center"/>
      <style:text-properties fo:font-weight="normal" style:font-weight-asian="normal" style:font-weight-complex="normal"/>
    </style:style>
    <style:style style:name="P7" style:family="paragraph">
      <style:paragraph-properties fo:margin-left="0cm" fo:margin-right="0cm" fo:margin-top="0.353cm" fo:margin-bottom="0cm" fo:line-height="90%" fo:text-align="center" fo:text-indent="0cm" loext:tab-stop-distance="2.54cm">
        <style:tab-stops>
          <style:tab-stop style:position="0cm"/>
        </style:tab-stops>
      </style:paragraph-properties>
      <style:text-properties fo:font-size="18pt" fo:font-weight="normal" style:font-weight-asian="normal" style:font-weight-complex="normal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left="1.429cm" fo:margin-right="0cm" fo:margin-top="0.5cm" fo:margin-bottom="0cm" fo:line-height="90%" fo:text-align="start" fo:text-indent="0cm" loext:tab-stop-distance="2.54cm">
        <style:tab-stops>
          <style:tab-stop style:position="0cm"/>
        </style:tab-stops>
      </style:paragraph-properties>
      <style:text-properties fo:font-size="32pt"/>
    </style:style>
    <style:style style:name="P12" style:family="paragraph">
      <loext:graphic-properties draw:fill="none" draw:fill-color="#ffffff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30% 58%" style:font-name="Calibri1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-25% 58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 PL SungtiL GB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30% 58%" style:font-name="Calibri1" fo:font-size="1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10" style:family="text">
      <style:text-properties style:text-position="sub 58%"/>
    </style:style>
    <style:style style:name="T11" style:family="text">
      <style:text-properties style:text-position="-8% 58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Jawaban Tugas 1</text:p>
          </draw:text-box>
        </draw:frame>
        <draw:frame presentation:style-name="pr2" draw:layer="layout" svg:width="25.199cm" svg:height="9.134cm" svg:x="1.4cm" svg:y="3.685cm" presentation:class="outline">
          <draw:text-box>
            <text:p text:style-name="P1"><text:span text:style-name="T1">Soal No. 4:</text:span></text:p>
            <text:p text:style-name="P1"><text:span text:style-name="T2">Buat </text:span><text:span text:style-name="T1">algoritma </text:span><text:span text:style-name="T2">untuk menghitung akar-akar persamaan kuadrat dengan rumus:</text:span></text:p>
            <text:p text:style-name="P2"><text:span text:style-name="T1">D = b</text:span><text:span text:style-name="T3">2</text:span><text:span text:style-name="T1"> – 4 * a * c</text:span></text:p>
            <text:p text:style-name="P3"><text:span text:style-name="T4">Jika D &lt; 0 maka didapat akar imajiner</text:span></text:p>
            <text:p text:style-name="P3"><text:span text:style-name="T4">Jika D = 0 maka x</text:span><text:span text:style-name="T5">1</text:span><text:span text:style-name="T4"> = x</text:span><text:span text:style-name="T5">2</text:span><text:span text:style-name="T4"> yang didapat dari D = -b / (2 * a)</text:span></text:p>
            <text:p text:style-name="P3"><text:span text:style-name="T4">Jika D &gt; 0 maka ada dua akar <text:s/>dan riil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2" draw:layer="layout" svg:width="25.199cm" svg:height="15.275cm" svg:x="1.4cm" svg:y="0.2cm" presentation:class="outline" presentation:user-transformed="true">
          <draw:text-box>
            <text:p>READ int a, b, c</text:p>
            <text:p>D = b^2 – 4 * a * c </text:p>
            <text:p>IF D &lt; 0</text:p>
            <text:p><text:s text:c="4"/>PRINT “akar imajiner”</text:p>
            <text:p>ELSE</text:p>
            <text:p text:style-name="P5"><text:span text:style-name="T6"><text:s text:c="4"/></text:span>IF D = 0</text:p>
            <text:p text:style-name="P5"><text:s text:c="8"/>PRINT “x1 = x2”</text:p>
            <text:p><text:s text:c="4"/>ELSE</text:p>
            <text:p text:style-name="P5"><text:span text:style-name="T6"><text:s text:c="8"/></text:span>IF D &gt; 0</text:p>
            <text:p text:style-name="P5"><text:s text:c="12"/>PRINT “ada dua akar dan riil”</text:p>
          </draw:text-box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g draw:style-name="gr2">
          <draw:custom-shape draw:style-name="gr3" draw:text-style-name="P6" xml:id="id1" draw:id="id1" draw:layer="layout" svg:width="3.81cm" svg:height="1.27cm" svg:x="6.965cm" svg:y="0.305cm">
            <text:p text:style-name="P6"><text:span text:style-name="T7">START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6" xml:id="id10" draw:id="id10" draw:layer="layout" svg:width="3.81cm" svg:height="1.27cm" svg:x="6.965cm" svg:y="14.24cm">
            <text:p text:style-name="P6"><text:span text:style-name="T7">EN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6" xml:id="id2" draw:id="id2" draw:layer="layout" svg:width="6.35cm" svg:height="1.27cm" svg:x="5.695cm" svg:y="2.01cm">
            <text:p text:style-name="P6"><text:span text:style-name="T7">READ b, a, c</text:span></text:p>
            <draw:enhanced-geometry svg:viewBox="0 0 21600 21600" draw:glue-points="?f6 0 10800 ?f8 ?f11 10800 ?f9 21600 10800 ?f10 ?f5 10800" draw:text-areas="?f3 ?f3 ?f4 ?f4" draw:type="parallelogram" draw:modifiers="3314.5147437732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7" xml:id="id3" draw:id="id3" draw:layer="layout" svg:width="5.08cm" svg:height="1.27cm" svg:x="6.33cm" svg:y="3.75cm">
            <text:p text:style-name="P7"><text:span text:style-name="T8">D = b</text:span><text:span text:style-name="T9">2</text:span><text:span text:style-name="T8"> – 4 * a * c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6" xml:id="id4" draw:id="id4" draw:layer="layout" svg:width="4.445cm" svg:height="1.905cm" svg:x="6.648cm" svg:y="5.553cm">
            <text:p text:style-name="P6"><text:span text:style-name="T7">D &lt; 0</text:span></text:p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ustom-shape draw:style-name="gr7" draw:text-style-name="P8" xml:id="id7" draw:id="id7" draw:layer="layout" svg:width="6.985cm" svg:height="1.905cm" svg:x="12.055cm" svg:y="5.553cm">
            <text:p text:style-name="P8">PRINT “akar imajiner”</text:p>
            <draw:enhanced-geometry svg:viewBox="0 0 21600 21600" draw:type="rectangle" draw:enhanced-path="M 0 0 L 21600 0 21600 21600 0 21600 0 0 Z N"/>
          </draw:custom-shape>
          <draw:custom-shape draw:style-name="gr6" draw:text-style-name="P6" xml:id="id5" draw:id="id5" draw:layer="layout" svg:width="4.445cm" svg:height="1.905cm" svg:x="6.648cm" svg:y="8.18cm">
            <text:p text:style-name="P6"><text:span text:style-name="T7">D = 0</text:span></text:p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ustom-shape draw:style-name="gr8" draw:text-style-name="P8" xml:id="id8" draw:id="id8" draw:layer="layout" svg:width="5.17cm" svg:height="1.905cm" svg:x="12.055cm" svg:y="8.18cm">
            <text:p text:style-name="P8">PRINT “x<text:span text:style-name="T10">1</text:span> = x<text:span text:style-name="T11">2</text:span>”</text:p>
            <draw:enhanced-geometry svg:viewBox="0 0 21600 21600" draw:type="rectangle" draw:enhanced-path="M 0 0 L 21600 0 21600 21600 0 21600 0 0 Z N"/>
          </draw:custom-shape>
          <draw:custom-shape draw:style-name="gr6" draw:text-style-name="P6" xml:id="id6" draw:id="id6" draw:layer="layout" svg:width="4.445cm" svg:height="1.905cm" svg:x="6.648cm" svg:y="10.965cm">
            <text:p text:style-name="P6"><text:span text:style-name="T7">D &gt; 0</text:span></text:p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ustom-shape draw:style-name="gr9" draw:text-style-name="P8" xml:id="id9" draw:id="id9" draw:layer="layout" svg:width="8.98cm" svg:height="1.905cm" svg:x="12.055cm" svg:y="10.965cm">
            <text:p text:style-name="P8">PRINT “ada dua akar dan riil”</text:p>
            <draw:enhanced-geometry svg:viewBox="0 0 21600 21600" draw:type="rectangle" draw:enhanced-path="M 0 0 L 21600 0 21600 21600 0 21600 0 0 Z N"/>
          </draw:custom-shape>
          <draw:connector draw:style-name="gr10" draw:text-style-name="P9" draw:layer="layout" draw:type="line" svg:x1="8.87cm" svg:y1="1.575cm" svg:x2="8.87cm" svg:y2="2.01cm" draw:start-shape="id1" draw:start-glue-point="8" draw:end-shape="id2" draw:end-glue-point="5" svg:d="M8870 1575v435" svg:viewBox="0 0 1 436">
            <text:p/>
          </draw:connector>
          <draw:connector draw:style-name="gr11" draw:text-style-name="P9" draw:layer="layout" draw:type="line" svg:x1="8.87cm" svg:y1="3.28cm" svg:x2="8.87cm" svg:y2="3.75cm" draw:start-shape="id2" draw:start-glue-point="8" draw:end-shape="id3" draw:end-glue-point="0" svg:d="M8870 3280v470" svg:viewBox="0 0 1 471">
            <text:p/>
          </draw:connector>
          <draw:connector draw:style-name="gr12" draw:text-style-name="P9" draw:layer="layout" draw:type="line" svg:x1="8.87cm" svg:y1="5.02cm" svg:x2="8.87cm" svg:y2="5.553cm" draw:start-shape="id3" draw:end-shape="id4" svg:d="M8870 5020v533" svg:viewBox="0 0 1 534">
            <text:p/>
          </draw:connector>
          <draw:connector draw:style-name="gr13" draw:text-style-name="P9" draw:layer="layout" draw:type="line" svg:x1="8.871cm" svg:y1="7.458cm" svg:x2="8.871cm" svg:y2="8.18cm" draw:start-shape="id4" draw:start-glue-point="6" draw:end-shape="id5" draw:end-glue-point="4" svg:d="M8871 7458v722" svg:viewBox="0 0 1 723">
            <text:p/>
          </draw:connector>
          <draw:connector draw:style-name="gr14" draw:text-style-name="P9" draw:layer="layout" draw:type="line" svg:x1="8.871cm" svg:y1="10.085cm" svg:x2="8.871cm" svg:y2="10.965cm" draw:start-shape="id5" draw:start-glue-point="6" draw:end-shape="id6" draw:end-glue-point="4" svg:d="M8871 10085v880" svg:viewBox="0 0 1 881">
            <text:p/>
          </draw:connector>
          <draw:connector draw:style-name="gr15" draw:text-style-name="P9" draw:layer="layout" draw:type="line" svg:x1="11.093cm" svg:y1="6.506cm" svg:x2="12.055cm" svg:y2="6.505cm" draw:start-shape="id4" draw:start-glue-point="7" draw:end-shape="id7" draw:end-glue-point="3" svg:d="M11093 6506l962-1" svg:viewBox="0 0 963 2">
            <text:p/>
          </draw:connector>
          <draw:connector draw:style-name="gr16" draw:text-style-name="P9" draw:layer="layout" draw:type="line" svg:x1="11.093cm" svg:y1="9.133cm" svg:x2="12.055cm" svg:y2="9.132cm" draw:start-shape="id5" draw:start-glue-point="7" draw:end-shape="id8" draw:end-glue-point="3" svg:d="M11093 9133l962-1" svg:viewBox="0 0 963 2">
            <text:p/>
          </draw:connector>
          <draw:connector draw:style-name="gr17" draw:text-style-name="P9" draw:layer="layout" draw:type="line" svg:x1="11.093cm" svg:y1="11.918cm" svg:x2="12.055cm" svg:y2="11.917cm" draw:start-shape="id6" draw:start-glue-point="7" draw:end-shape="id9" draw:end-glue-point="3" svg:d="M11093 11918l962-1" svg:viewBox="0 0 963 2">
            <text:p/>
          </draw:connector>
          <draw:connector draw:style-name="gr18" draw:text-style-name="P9" xml:id="id11" draw:id="id11" draw:layer="layout" draw:type="line" svg:x1="8.871cm" svg:y1="12.87cm" svg:x2="8.87cm" svg:y2="14.24cm" draw:start-shape="id6" draw:start-glue-point="6" draw:end-shape="id10" draw:end-glue-point="4" svg:d="M8871 12870l-1 1370" svg:viewBox="0 0 2 1371">
            <text:p/>
          </draw:connector>
          <draw:connector draw:style-name="gr19" draw:text-style-name="P9" draw:layer="layout" svg:x1="16.545cm" svg:y1="12.87cm" svg:x2="8.87cm" svg:y2="13.555cm" draw:start-shape="id9" draw:start-glue-point="2" draw:end-shape="id11" draw:end-glue-point="0" svg:d="M16545 12870v685h-7675" svg:viewBox="0 0 7676 686">
            <text:p/>
          </draw:connector>
          <draw:connector draw:style-name="gr20" draw:text-style-name="P9" draw:layer="layout" draw:line-skew="4.579cm" svg:x1="17.225cm" svg:y1="9.132cm" svg:x2="8.87cm" svg:y2="13.555cm" draw:start-shape="id8" draw:start-glue-point="1" draw:end-shape="id11" draw:end-glue-point="0" svg:d="M17225 9132h5080v4423h-13435" svg:viewBox="0 0 13436 4424">
            <text:p/>
          </draw:connector>
          <draw:connector draw:style-name="gr21" draw:text-style-name="P9" draw:layer="layout" draw:line-skew="2.765cm" svg:x1="19.04cm" svg:y1="6.505cm" svg:x2="8.87cm" svg:y2="13.555cm" draw:start-shape="id7" draw:start-glue-point="1" draw:end-shape="id11" draw:end-glue-point="0" svg:d="M19040 6505h3265v7050h-13435" svg:viewBox="0 0 13436 7051">
            <text:p/>
          </draw:connector>
        </draw:g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Jawaban Tugas 1</text:p>
          </draw:text-box>
        </draw:frame>
        <draw:frame presentation:style-name="pr2" draw:layer="layout" svg:width="25.199cm" svg:height="9.134cm" svg:x="1.4cm" svg:y="3.685cm" presentation:class="outline">
          <draw:text-box>
            <text:p text:style-name="P11"><text:span text:style-name="T1">Soal No. 5</text:span></text:p>
            <text:p text:style-name="P11"><text:span text:style-name="T2">Buat </text:span><text:span text:style-name="T1">Algoritma</text:span><text:span text:style-name="T2"> mencari 10 bilangan genap pertama dan jumlah totalnya!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2" draw:layer="layout" svg:width="25.199cm" svg:height="13.335cm" svg:x="1.4cm" svg:y="1.27cm" presentation:class="outline" presentation:user-transformed="true">
          <draw:text-box>
            <text:p>INIT i = 1, j = 1, total = 0</text:p>
            <text:p>WHILE i &lt;= 10</text:p>
            <text:p><text:s text:c="4"/>IF ( j MOD 2 == 0)</text:p>
            <text:p><text:s text:c="8"/>PRINT j</text:p>
            <text:p><text:s text:c="8"/>total = total + j</text:p>
            <text:p><text:s text:c="8"/>i = i + 1</text:p>
            <text:p><text:s text:c="4"/>j = j + 1</text:p>
            <text:p>PRINT total</text:p>
          </draw:text-box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custom-shape draw:style-name="gr22" draw:text-style-name="P8" xml:id="id12" draw:id="id12" draw:layer="layout" svg:width="3.81cm" svg:height="1.505cm" svg:x="5.14cm" svg:y="1.27cm">
          <text:p text:style-name="P8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xml:id="id13" draw:id="id13" draw:layer="layout" svg:width="5.08cm" svg:height="2.54cm" svg:x="4.505cm" svg:y="3.41cm">
          <text:p text:style-name="P8">i = 1</text:p>
          <text:p text:style-name="P8">j = 1</text:p>
          <text:p text:style-name="P8">total = 0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4" draw:text-style-name="P8" xml:id="id14" draw:id="id14" draw:layer="layout" svg:width="5.08cm" svg:height="2.54cm" svg:x="4.505cm" svg:y="7.085cm">
          <text:p text:style-name="P8">i &lt;= 1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9" draw:layer="layout" svg:x1="7.045cm" svg:y1="2.775cm" svg:x2="7.045cm" svg:y2="3.41cm" draw:start-shape="id12" draw:start-glue-point="8" draw:end-shape="id13" draw:end-glue-point="4" svg:d="M7045 2775v635" svg:viewBox="0 0 1 636">
          <text:p/>
        </draw:connector>
        <draw:connector draw:style-name="gr26" draw:text-style-name="P9" draw:layer="layout" svg:x1="7.045cm" svg:y1="5.95cm" svg:x2="7.045cm" svg:y2="7.085cm" draw:start-shape="id13" draw:start-glue-point="6" draw:end-shape="id14" draw:end-glue-point="4" svg:d="M7045 5950v1135" svg:viewBox="0 0 1 1136">
          <text:p/>
        </draw:connector>
        <draw:custom-shape draw:style-name="gr27" draw:text-style-name="P8" xml:id="id15" draw:id="id15" draw:layer="layout" svg:width="5.715cm" svg:height="2.54cm" svg:x="10.825cm" svg:y="7.085cm">
          <text:p text:style-name="P8">j MOD 2 == 0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28" draw:text-style-name="P8" xml:id="id16" draw:id="id16" draw:layer="layout" svg:width="5.08cm" svg:height="2.54cm" svg:x="17.81cm" svg:y="7.085cm">
          <text:p text:style-name="P8">PRINT j</text:p>
          <text:p text:style-name="P8">total = total + j</text:p>
          <text:p text:style-name="P8">i = i + 1</text:p>
          <draw:enhanced-geometry svg:viewBox="0 0 21600 21600" draw:type="rectangle" draw:enhanced-path="M 0 0 L 21600 0 21600 21600 0 21600 0 0 Z N"/>
        </draw:custom-shape>
        <draw:custom-shape draw:style-name="gr29" draw:text-style-name="P8" xml:id="id17" draw:id="id17" draw:layer="layout" svg:width="3.81cm" svg:height="1.905cm" svg:x="11.777cm" svg:y="11.43cm">
          <text:p text:style-name="P8">j = j + 1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0" draw:text-style-name="P9" draw:layer="layout" svg:x1="9.585cm" svg:y1="8.355cm" svg:x2="10.825cm" svg:y2="8.355cm" draw:start-shape="id14" draw:start-glue-point="7" draw:end-shape="id15" svg:d="M9585 8355h1240" svg:viewBox="0 0 1241 1">
          <text:p/>
        </draw:connector>
        <draw:connector draw:style-name="gr31" draw:text-style-name="P9" draw:layer="layout" svg:x1="16.54cm" svg:y1="8.355cm" svg:x2="17.81cm" svg:y2="8.355cm" draw:start-shape="id15" draw:start-glue-point="7" draw:end-shape="id16" draw:end-glue-point="3" svg:d="M16540 8355h1270" svg:viewBox="0 0 1271 1">
          <text:p/>
        </draw:connector>
        <draw:connector draw:style-name="gr32" draw:text-style-name="P9" xml:id="id18" draw:id="id18" draw:layer="layout" svg:x1="13.682cm" svg:y1="9.625cm" svg:x2="13.682cm" svg:y2="11.43cm" draw:start-shape="id15" draw:start-glue-point="6" draw:end-shape="id17" draw:end-glue-point="0" svg:d="M13682 9625v1805" svg:viewBox="0 0 1 1806">
          <text:p/>
        </draw:connector>
        <draw:connector draw:style-name="gr33" draw:text-style-name="P9" draw:layer="layout" draw:line-skew="7.194cm" svg:x1="15.587cm" svg:y1="12.382cm" svg:x2="7.033cm" svg:y2="6.397cm" draw:start-shape="id17" draw:start-glue-point="1" svg:d="M15587 12382h7695v-5985h-16249" svg:viewBox="0 0 16250 5986">
          <text:p/>
        </draw:connector>
        <draw:connector draw:style-name="gr34" draw:text-style-name="P9" draw:layer="layout" svg:x1="20.35cm" svg:y1="9.625cm" svg:x2="13.682cm" svg:y2="10.527cm" draw:start-shape="id16" draw:start-glue-point="2" draw:end-shape="id18" draw:end-glue-point="0" svg:d="M20350 9625v902h-6668" svg:viewBox="0 0 6669 903">
          <text:p/>
        </draw:connector>
        <draw:custom-shape draw:style-name="gr35" draw:text-style-name="P8" xml:id="id19" draw:id="id19" draw:layer="layout" svg:width="4.445cm" svg:height="1.27cm" svg:x="4.823cm" svg:y="10.7cm">
          <text:p text:style-name="P8">PRINT total</text:p>
          <draw:enhanced-geometry svg:viewBox="0 0 21600 21600" draw:type="rectangle" draw:enhanced-path="M 0 0 L 21600 0 21600 21600 0 21600 0 0 Z N"/>
        </draw:custom-shape>
        <draw:connector draw:style-name="gr36" draw:text-style-name="P9" draw:layer="layout" svg:x1="7.045cm" svg:y1="9.625cm" svg:x2="7.045cm" svg:y2="10.7cm" draw:start-shape="id14" draw:start-glue-point="6" draw:end-shape="id19" draw:end-glue-point="0" svg:d="M7045 9625v1075" svg:viewBox="0 0 1 1076">
          <text:p/>
        </draw:connector>
        <draw:frame draw:style-name="gr37" draw:text-style-name="P12" draw:layer="layout" svg:width="0.891cm" svg:height="0.962cm" svg:x="9.59cm" svg:y="7.42cm">
          <draw:text-box>
            <text:p>T</text:p>
          </draw:text-box>
        </draw:frame>
        <draw:frame draw:style-name="gr37" draw:text-style-name="P12" draw:layer="layout" svg:width="0.891cm" svg:height="0.962cm" svg:x="16.491cm" svg:y="7.42cm">
          <draw:text-box>
            <text:p>T</text:p>
          </draw:text-box>
        </draw:frame>
        <draw:frame draw:style-name="gr37" draw:text-style-name="P12" draw:layer="layout" svg:width="0.891cm" svg:height="0.962cm" svg:x="13.835cm" svg:y="9.56cm">
          <draw:text-box>
            <text:p>F</text:p>
          </draw:text-box>
        </draw:frame>
        <draw:frame draw:style-name="gr37" draw:text-style-name="P12" draw:layer="layout" svg:width="0.891cm" svg:height="0.962cm" svg:x="7.236cm" svg:y="9.56cm">
          <draw:text-box>
            <text:p>F</text:p>
          </draw:text-box>
        </draw:frame>
        <draw:custom-shape draw:style-name="gr22" draw:text-style-name="P8" xml:id="id20" draw:id="id20" draw:layer="layout" svg:width="3.81cm" svg:height="1.505cm" svg:x="5.14cm" svg:y="13.1cm">
          <text:p text:style-name="P8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9" draw:layer="layout" svg:x1="7.045cm" svg:y1="11.97cm" svg:x2="7.045cm" svg:y2="13.1cm" draw:start-shape="id19" draw:start-glue-point="2" draw:end-shape="id20" draw:end-glue-point="4" svg:d="M7045 11970v1130" svg:viewBox="0 0 1 1131">
          <text:p/>
        </draw:connector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0T08:27:07.191455418</meta:creation-date>
    <dc:date>2023-09-20T09:24:32.643283293</dc:date>
    <meta:editing-duration>PT57M26S</meta:editing-duration>
    <meta:editing-cycles>1</meta:editing-cycles>
    <meta:document-statistic meta:object-count="83"/>
    <meta:generator>LibreOffice/7.6.1.1$Linux_X86_64 LibreOffice_project/60$Build-1</meta:generator>
  </office:meta>
</office:document-meta>
</file>